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
      <style:paragraph-properties fo:text-align="justify" style:justify-single-word="false"/>
      <style:text-properties style:font-name="Arial"/>
    </style:style>
    <style:style style:name="P2" style:family="paragraph" style:parent-style-name="Text_20_body">
      <style:paragraph-properties fo:text-align="justify" style:justify-single-word="false"/>
      <style:text-properties style:font-name="Arial" fo:font-size="12pt" officeooo:rsid="000db8d0" officeooo:paragraph-rsid="000db8d0" style:font-size-asian="10.5pt" style:font-size-complex="12pt"/>
    </style:style>
    <style:style style:name="P3" style:family="paragraph" style:parent-style-name="Text_20_body">
      <style:paragraph-properties fo:text-align="justify" style:justify-single-word="false"/>
      <style:text-properties style:font-name="Arial" fo:font-size="12pt" officeooo:rsid="000f8a66" officeooo:paragraph-rsid="000f8a66" style:font-size-asian="10.5pt" style:font-size-complex="12pt"/>
    </style:style>
    <style:style style:name="P4" style:family="paragraph" style:parent-style-name="Text_20_body">
      <style:paragraph-properties fo:text-align="justify" style:justify-single-word="false"/>
      <style:text-properties style:font-name="Arial" fo:font-size="12pt" officeooo:rsid="00112d65" officeooo:paragraph-rsid="00112d65" style:font-size-asian="10.5pt" style:font-size-complex="12pt"/>
    </style:style>
    <style:style style:name="P5" style:family="paragraph" style:parent-style-name="Text_20_body">
      <style:paragraph-properties fo:text-align="justify" style:justify-single-word="false"/>
      <style:text-properties style:font-name="Arial" fo:font-size="12pt" officeooo:rsid="0017887c" officeooo:paragraph-rsid="0017bc58"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7bc58" officeooo:paragraph-rsid="0017bc58" style:font-size-asian="10.5pt" style:font-size-complex="12pt"/>
    </style:style>
    <style:style style:name="P7" style:family="paragraph" style:parent-style-name="Text_20_body">
      <style:paragraph-properties fo:text-align="justify" style:justify-single-word="false"/>
      <style:text-properties style:font-name="Arial" fo:font-size="12pt" officeooo:rsid="0018aa1e" officeooo:paragraph-rsid="0018aa1e" style:font-size-asian="10.5pt" style:font-size-complex="12pt"/>
    </style:style>
    <style:style style:name="P8" style:family="paragraph" style:parent-style-name="Text_20_body">
      <style:paragraph-properties fo:text-align="justify" style:justify-single-word="false"/>
      <style:text-properties style:font-name="Arial" fo:font-size="12pt" officeooo:rsid="001c38bc" officeooo:paragraph-rsid="001c38bc" style:font-size-asian="10.5pt" style:font-size-complex="12pt"/>
    </style:style>
    <style:style style:name="P9" style:family="paragraph" style:parent-style-name="Text_20_body">
      <style:paragraph-properties fo:text-align="justify" style:justify-single-word="false"/>
      <style:text-properties style:font-name="Arial" fo:font-size="12pt" fo:font-weight="bold" officeooo:rsid="000db8d0" officeooo:paragraph-rsid="000db8d0"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style:font-name="Arial" fo:font-size="12pt" fo:font-weight="bold" officeooo:rsid="0013b524" officeooo:paragraph-rsid="0013b524" style:font-size-asian="10.5pt" style:font-weight-asian="bold" style:font-size-complex="12pt" style:font-weight-complex="bold"/>
    </style:style>
    <style:style style:name="P11" style:family="paragraph" style:parent-style-name="Text_20_body">
      <style:paragraph-properties fo:text-align="justify" style:justify-single-word="false"/>
      <style:text-properties style:font-name="Arial" fo:font-size="12pt" fo:font-weight="bold" officeooo:rsid="0018aa1e" officeooo:paragraph-rsid="0018aa1e" style:font-size-asian="10.5pt" style:font-weight-asian="bold" style:font-size-complex="12pt" style:font-weight-complex="bold"/>
    </style:style>
    <style:style style:name="P12" style:family="paragraph" style:parent-style-name="Text_20_body">
      <style:paragraph-properties fo:text-align="justify" style:justify-single-word="false"/>
      <style:text-properties style:font-name="Arial" fo:font-size="12pt" fo:font-weight="bold" officeooo:rsid="00164c97" officeooo:paragraph-rsid="00164c97"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Arial" fo:font-size="12pt" fo:font-weight="bold" officeooo:rsid="0013b524" officeooo:paragraph-rsid="00156ee3"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style:font-name="Arial" fo:font-size="12pt" officeooo:rsid="001613c9" officeooo:paragraph-rsid="001613c9" style:font-size-asian="12pt" style:font-size-complex="12pt"/>
    </style:style>
    <style:style style:name="P15" style:family="paragraph" style:parent-style-name="Text_20_body">
      <style:paragraph-properties fo:text-align="justify" style:justify-single-word="false"/>
      <style:text-properties style:font-name="Arial" fo:font-size="12pt" officeooo:rsid="00164c97" officeooo:paragraph-rsid="00164c97" style:font-size-asian="12pt" style:font-size-complex="12pt"/>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ext-properties style:font-name="Arial" fo:font-size="12pt" officeooo:rsid="00156ee3" officeooo:paragraph-rsid="00156ee3" style:font-size-asian="10.5pt" style:font-size-complex="12pt"/>
    </style:style>
    <style:style style:name="P18" style:family="paragraph" style:parent-style-name="Text_20_body">
      <style:paragraph-properties fo:text-align="justify" style:justify-single-word="false"/>
      <style:text-properties style:font-name="Arial" fo:font-size="12pt" officeooo:rsid="00112d65" officeooo:paragraph-rsid="00112d65" style:font-size-asian="10.5pt" style:font-size-complex="12pt"/>
    </style:style>
    <style:style style:name="P19" style:family="paragraph" style:parent-style-name="Text_20_body">
      <style:paragraph-properties fo:text-align="justify" style:justify-single-word="false"/>
      <style:text-properties style:font-name="Arial" fo:font-size="12pt" fo:font-weight="bold" officeooo:rsid="0019331f" officeooo:paragraph-rsid="0019331f" style:font-size-asian="10.5pt" style:font-weight-asian="bold" style:font-size-complex="12pt" style:font-weight-complex="bold"/>
    </style:style>
    <style:style style:name="T1" style:family="text">
      <style:text-properties officeooo:rsid="000f8a66"/>
    </style:style>
    <style:style style:name="T2" style:family="text">
      <style:text-properties officeooo:rsid="00112d65"/>
    </style:style>
    <style:style style:name="T3" style:family="text">
      <style:text-properties officeooo:rsid="00129ef3"/>
    </style:style>
    <style:style style:name="T4" style:family="text">
      <style:text-properties style:text-underline-style="none"/>
    </style:style>
    <style:style style:name="T5" style:family="text">
      <style:text-properties officeooo:rsid="0013b524"/>
    </style:style>
    <style:style style:name="T6" style:family="text">
      <style:text-properties officeooo:rsid="00144b19"/>
    </style:style>
    <style:style style:name="T7" style:family="text">
      <style:text-properties officeooo:rsid="00156ee3"/>
    </style:style>
    <style:style style:name="T8" style:family="text">
      <style:text-properties officeooo:rsid="00164c97"/>
    </style:style>
    <style:style style:name="T9" style:family="text">
      <style:text-properties officeooo:rsid="001d59a8"/>
    </style:style>
    <style:style style:name="T10" style:family="text">
      <style:text-properties fo:font-weight="normal" style:font-weight-asian="normal" style:font-weight-complex="normal"/>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as colectivas</text:p>
      <text:p text:style-name="P16"/>
      <text:p text:style-name="P9">¿Que es una marca colectiva?</text:p>
      <text:p text:style-name="P2">Cuando empezamos a hablar de marcas colectivas deja de preponderar la cuestión por su definición para dar lugar a la pregunta: “¿A quien están d<text:span text:style-name="T1">estinadas</text:span> las marcas colectivas?”.</text:p>
      <text:p text:style-name="P3">Las marcas colectivas <text:span text:style-name="T2">están destinadas a las personas que desarrollan un emprendimiento ligado de la economía social, conformado por al menos de 3 integrantes (1). Pueden ser:</text:span></text:p>
      <text:p text:style-name="P3"><text:tab/><text:span text:style-name="T5">•Agrupamientos de emprendedores.</text:span></text:p>
      <text:p text:style-name="P3"><text:tab/><text:span text:style-name="T5">•Cooperativas</text:span></text:p>
      <text:p text:style-name="P3"><text:tab/><text:span text:style-name="T5">•Fundaciones</text:span></text:p>
      <text:p text:style-name="P3"><text:tab/><text:span text:style-name="T5">•Entidades y Asociaciones civiles sin fines de lucro.</text:span></text:p>
      <text:p text:style-name="P3"><text:tab/><text:span text:style-name="T5">•Personas que desarrollan un emprendimiento productivo o de servicios de manera <text:tab/>familiar.</text:span></text:p>
      <text:p text:style-name="P10"><text:span text:style-name="T6">El carácter</text:span> social.</text:p>
      <text:p text:style-name="P13"><text:span text:style-name="T7">“ARTICULO 1</text:span>º <text:s/>- <text:span text:style-name="T10">MARCA COLECTIVA es todo signo que distingue los productos y/o servicios elaborados o prestados por las formas asociativas destinadas al desarrollo de la economía social. “</text:span></text:p>
      <text:p text:style-name="P17">Según el Foro Social Mundial (Nairobi, 2007), la Economía social se trata de una Economía basada en valores de igualdad, cooperación, compromiso con el entorno territorial y solidaridad que permiten vislumbrar alternativas económicas, sociales y culturales a partir de sus iniciativas de comercio justo, finanzas éticas, de sustentabilidad ecológica, entre otras.</text:p>
      <text:p text:style-name="P14">La ley también indica que los únicos que podrán solicitar la inscripción o ser titular de una marca colectiva serán aquellos inscriptos en el Registro Nacional de Efectores de Desarrollo Local y Economía Social (REDLES) y, junto con la solicitud de registro o de transferencia deberán presentar <text:span text:style-name="T8">el certificado de efector de economía social y el reglamento de uso de la marca. Dicho reglamento de uso deberá ser aprobado por el REDLES, lo mismo ocurrirá sea el caso que se introduzca una modificación.</text:span></text:p>
      <text:p text:style-name="P14"/>
      <text:p text:style-name="P12">¿Que se puede registrar?</text:p>
      <text:p text:style-name="P15">La Ley de Marcas Colectivas no introduce modificaciones <text:s/>a lo establecido por la Ley de <text:span text:style-name="T4">Marcas</text:span> 22.362.</text:p>
      <text:p text:style-name="P15"/>
      <text:p text:style-name="P11"/>
      <text:p text:style-name="P11"><text:soft-page-break/>Aranceles</text:p>
      <text:p text:style-name="P7">Sea el caso que se presente una oposición a una Marca Colectiva se deberá abonar el doble del arancel fijado para marcas singulares y, en contraposición a esto las personas beneficiarias de la la ley de Marcas Colectivas quedaran exentos de aranceles.</text:p>
      <text:p text:style-name="P7"/>
      <text:p text:style-name="P19">Curiosidades</text:p>
      <text:p text:style-name="P8">Desde el 2003 y hasta el presente se <text:span text:style-name="T9">nace</text:span> la marca Cooperativa Hotel Buenos Aires Una Empresa Nacional (Coop. Hotel B.A.U.E.N., en siglas), <text:span text:style-name="T9">previamente Hotel Bauen. Esto se debe a que en 2003 se reabrió el hotel, el cual había cerrado por quiebra, bajo el control de una cooperativa de trabajo. Si bien la cooperativa logro tener control sobre el capital, no fue igual el caso respecto a la marca Bauen, la cual continuo bajo el control de los previos accionistas del hotel. </text:span></text:p>
      <text:p text:style-name="P7"/>
      <text:p text:style-name="P4">(1). La cantidad mínima de integrantes es referida en la pagina de información proporcionada por el INPI <text:span text:style-name="T3">(https://www.argentina.gob.ar/inpi/marcas/aprender-marcas)</text:span>, pero no se hace mención en la ley <text:span text:style-name="T3">26.355.</text:span></text:p>
      <text:p text:style-name="P4"/>
      <text:p text:style-name="P6">Enlaces: </text:p>
      <text:p text:style-name="P5">(<text:a xlink:type="simple" xlink:href="https://es.wikipedia.org/wiki/Economía_social#En_Argentina" text:style-name="Internet_20_link" text:visited-style-name="Visited_20_Internet_20_Link"><text:span text:style-name="T4">https://es.wikipedia.org/wiki/Econom%C3%ADa_social#En_Argentina</text:span></text:a>)</text:p>
      <text:p text:style-name="P6">(<text:a xlink:type="simple" xlink:href="http://servicios.infoleg.gob.ar/infolegInternet/anexos/135000-139999/138933/norma.htm" text:style-name="Internet_20_link" text:visited-style-name="Visited_20_Internet_20_Link">http://servicios.infoleg.gob.ar/infolegInternet/anexos/135000-139999/138933/norma.htm</text:a>)</text:p>
      <text:p text:style-name="P6">(<text:a xlink:type="simple" xlink:href="http://servicios.infoleg.gob.ar/infolegInternet/anexos/15000-19999/18803/texact.htm" office:target-frame-name="_self" xlink:show="replace" text:style-name="Internet_20_link" text:visited-style-name="Visited_20_Internet_20_Link">http://servicios.infoleg.gob.ar/infolegInternet/anexos/15000-19999/18803/texact.ht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16:19:15.321000000</meta:creation-date>
    <dc:date>2020-06-10T22:56:21.805000000</dc:date>
    <meta:editing-duration>P1DT13H49M20S</meta:editing-duration>
    <meta:editing-cycles>7</meta:editing-cycles>
    <meta:generator>LibreOffice/6.3.2.2$Windows_X86_64 LibreOffice_project/98b30e735bda24bc04ab42594c85f7fd8be07b9c</meta:generator>
    <meta:document-statistic meta:table-count="0" meta:image-count="0" meta:object-count="0" meta:page-count="2" meta:paragraph-count="24" meta:word-count="432" meta:character-count="2997" meta:non-whitespace-character-count="2579"/>
  </office:meta>
</office:document-meta>
</file>